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 New Roman" fo:font-size="12pt" officeooo:paragraph-rsid="001b4062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officeooo:paragraph-rsid="001c6264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fo:font-weight="bold" officeooo:rsid="001b4062" officeooo:paragraph-rsid="001b4062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fo:font-weight="bold" officeooo:rsid="001b4062" officeooo:paragraph-rsid="001c6264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b4062" officeooo:paragraph-rsid="001b4062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b4062" officeooo:paragraph-rsid="001c6264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6pt" fo:font-weight="bold" officeooo:rsid="001b4062" officeooo:paragraph-rsid="001b4062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outline="false" style:text-line-through-style="none" style:font-name="Times New Roman" fo:font-size="12pt" fo:font-style="normal" fo:text-shadow="none" style:text-underline-style="none" fo:font-weight="normal" officeooo:rsid="001b4062" officeooo:paragraph-rsid="001b4062" style:font-size-asian="12pt" style:font-style-asian="normal" style:font-weight-asian="normal" style:font-size-complex="12pt" style:font-weight-complex="normal" style:text-emphasize="none"/>
    </style:style>
    <style:style style:name="P9" style:family="paragraph" style:parent-style-name="Standard">
      <style:paragraph-properties fo:text-align="start" style:justify-single-word="false"/>
      <style:text-properties style:text-outline="false" style:text-line-through-style="none" style:font-name="Times New Roman" fo:font-size="12pt" fo:font-style="normal" fo:text-shadow="none" style:text-underline-style="none" fo:font-weight="normal" officeooo:rsid="001b4062" officeooo:paragraph-rsid="001c6264" style:font-size-asian="12pt" style:font-style-asian="normal" style:font-weight-asian="normal" style:font-size-complex="12pt" style:font-weight-complex="normal" style:text-emphasize="none"/>
    </style:style>
    <style:style style:name="P10" style:family="paragraph" style:parent-style-name="Standard">
      <style:paragraph-properties fo:text-align="start" style:justify-single-word="false"/>
      <style:text-properties style:text-outline="false" style:text-line-through-style="none" style:font-name="Times New Roman" fo:font-size="12pt" fo:font-style="normal" fo:text-shadow="none" style:text-underline-style="none" fo:font-weight="bold" officeooo:rsid="001b4062" officeooo:paragraph-rsid="001c6264" style:font-size-asian="12pt" style:font-style-asian="normal" style:font-weight-asian="bold" style:font-size-complex="12pt" style:font-weight-complex="bold" style:text-emphasize="none"/>
    </style:style>
    <style:style style:name="P11" style:family="paragraph" style:parent-style-name="Standard">
      <style:paragraph-properties fo:text-align="start" style:justify-single-word="false"/>
      <style:text-properties style:text-outline="false" style:text-line-through-style="none" style:font-name="Times New Roman" fo:font-size="12pt" fo:font-style="normal" fo:text-shadow="none" style:text-underline-style="none" fo:font-weight="bold" officeooo:rsid="001b4062" officeooo:paragraph-rsid="001b4062" style:font-size-asian="12pt" style:font-style-asian="normal" style:font-weight-asian="bold" style:font-size-complex="12pt" style:font-weight-complex="bold" style:text-emphasize="none"/>
    </style:style>
    <style:style style:name="P12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6pt" fo:font-weight="bold" officeooo:rsid="001b4062" officeooo:paragraph-rsid="001b4062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text-outline="false" style:text-line-through-style="none" style:font-name="Times New Roman" fo:font-size="12pt" fo:font-style="normal" fo:text-shadow="none" style:text-underline-style="none" fo:font-weight="normal" officeooo:rsid="001c6264" officeooo:paragraph-rsid="001c6264" style:font-size-asian="12pt" style:font-style-asian="normal" style:font-weight-asian="normal" style:font-size-complex="12pt" style:font-weight-complex="normal" style:text-emphasize="none"/>
    </style:style>
    <style:style style:name="P14" style:family="paragraph" style:parent-style-name="Standard">
      <style:paragraph-properties fo:text-align="start" style:justify-single-word="false"/>
      <style:text-properties style:text-outline="false" style:text-line-through-style="none" style:font-name="Times New Roman" fo:font-size="12pt" fo:font-style="normal" fo:text-shadow="none" style:text-underline-style="none" fo:font-weight="bold" officeooo:rsid="001c6264" officeooo:paragraph-rsid="001c6264" style:font-size-asian="12pt" style:font-style-asian="normal" style:font-weight-asian="bold" style:font-size-complex="12pt" style:font-weight-complex="bold" style:text-emphasize="none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2pt" fo:font-weight="bold" officeooo:rsid="001c6264" officeooo:paragraph-rsid="001c6264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6pt" fo:font-weight="bold" officeooo:rsid="001c6264" officeooo:paragraph-rsid="001c6264" style:font-size-asian="16pt" style:font-weight-asian="bold" style:font-size-complex="16pt" style:font-weight-complex="bold"/>
    </style:style>
    <style:style style:name="T1" style:family="text">
      <style:text-properties fo:font-weight="normal" officeooo:rsid="001b4062" style:font-weight-asian="normal" style:font-weight-complex="normal"/>
    </style:style>
    <style:style style:name="T2" style:family="text">
      <style:text-properties style:text-outline="false" style:text-line-through-style="none" fo:font-style="normal" fo:text-shadow="none" style:text-underline-style="none" fo:font-weight="normal" officeooo:rsid="001b4062" style:font-style-asian="normal" style:font-weight-asian="normal" style:font-weight-complex="normal" style:text-emphasize="none"/>
    </style:style>
    <style:style style:name="T3" style:family="text">
      <style:text-properties style:text-outline="false" style:text-line-through-style="none" fo:font-style="normal" fo:text-shadow="none" style:text-underline-style="none" fo:font-weight="normal" officeooo:rsid="001c6264" style:font-style-asian="normal" style:font-weight-asian="normal" style:font-weight-complex="normal" style:text-emphasize="none"/>
    </style:style>
    <style:style style:name="T4" style:family="text">
      <style:text-properties officeooo:rsid="001c6264"/>
    </style:style>
    <style:style style:name="T5" style:family="text">
      <style:text-properties officeooo:rsid="001d81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Experimental Rocket Fuel</text:p>
      <text:p text:style-name="P7"/>
      <text:p text:style-name="P7">Fuel <text:span text:style-name="T4">Test </text:span>One</text:p>
      <text:p text:style-name="P3">Fuel/Oxy</text:p>
      <text:p text:style-name="P5"><text:tab/>fuel: Gasoline, Polystyrene</text:p>
      <text:p text:style-name="P5"><text:tab/>oxy: <text:span text:style-name="T4">N/A</text:span></text:p>
      <text:p text:style-name="P1"><text:span text:style-name="T1"><text:tab/>ratio: </text:span><text:span text:style-name="T2">Enough Gasoline to thicken Polysyrene, no </text:span><text:span text:style-name="T3">specific</text:span><text:span text:style-name="T2"> ratio used</text:span></text:p>
      <text:p text:style-name="P11">Mold:</text:p>
      <text:p text:style-name="P8"><text:tab/>mold: 1"x12" PVC</text:p>
      <text:p text:style-name="P8"><text:tab/>data formed: 8/14</text:p>
      <text:p text:style-name="P8"><text:tab/>date removed: <text:span text:style-name="T4">N/A</text:span></text:p>
      <text:p text:style-name="P10">Notes:</text:p>
      <text:p text:style-name="P13"><text:tab/>Abandoned due to the fact that the gain formed an airtight seal in the PVC pipe keeping the bottom 90% from drying</text:p>
      <text:p text:style-name="P15"/>
      <text:p text:style-name="P16">Fuel Test Two</text:p>
      <text:p text:style-name="P4">Fuel/Oxy</text:p>
      <text:p text:style-name="P6"><text:tab/>fuel: Gasoline, Polystyrene</text:p>
      <text:p text:style-name="P6"><text:tab/>oxy: <text:span text:style-name="T5">Gaseous </text:span>Oxygen</text:p>
      <text:p text:style-name="P2"><text:span text:style-name="T1"><text:tab/>ratio: </text:span><text:span text:style-name="T2">Enough Gasoline to thicken Polysyrene, no </text:span><text:span text:style-name="T3">specific</text:span><text:span text:style-name="T2"> ratio used</text:span></text:p>
      <text:p text:style-name="P10">Mold:</text:p>
      <text:p text:style-name="P9"><text:tab/>mold: <text:span text:style-name="T4">flattened using roller until about 5mm thick, a day later, was rolled into tube</text:span></text:p>
      <text:p text:style-name="P9"><text:tab/>data formed: <text:span text:style-name="T4">8/26</text:span></text:p>
      <text:p text:style-name="P9"><text:tab/>date removed: <text:span text:style-name="T4">8/29</text:span></text:p>
      <text:p text:style-name="P14">Notes:</text:p>
      <text:p text:style-name="P13"><text:tab/>Fuel g<text:span text:style-name="T5">r</text:span>ain burnt! Need much more oxy for the grain to burn inside out and for more combustion inside the combustion chamb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535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5</meta:editing-cycles>
    <meta:generator>LibreOffice/4.0.5.2$Windows_x86 LibreOffice_project/5464147a081647a250913f19c0715bca595af2f</meta:generator>
    <dc:date>2013-10-27T11:23:31.35</dc:date>
    <meta:document-statistic meta:table-count="0" meta:image-count="0" meta:object-count="0" meta:page-count="1" meta:paragraph-count="23" meta:word-count="120" meta:character-count="726" meta:non-whitespace-character-count="615"/>
    <meta:user-defined meta:name="Info 1"/>
    <meta:user-defined meta:name="Info 2"/>
    <meta:user-defined meta:name="Info 3"/>
    <meta:user-defined meta:name="Info 4"/>
  </office:meta>
</office:document-meta>
</file>